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>
      <style:table-cell-properties fo:wrap-option="wrap"/>
      <style:text-properties fo:hyphenate="true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>
            <text:p>Month</text:p>
          </table:table-cell>
          <table:table-cell table:style-name="ce2" office:value-type="string">
            <text:p>Downloads</text:p>
          </table:table-cell>
        </table:table-row>
        <table:table-row table:style-name="ro2">
          <table:table-cell office:value-type="date" office:date-value="2006-05-01">
            <text:p>Mai 06</text:p>
          </table:table-cell>
          <table:table-cell table:formula="oooc:=5401+982+314+264" office:value-type="float" office:value="6961">
            <text:p>6961</text:p>
          </table:table-cell>
        </table:table-row>
        <table:table-row table:style-name="ro2">
          <table:table-cell office:value-type="date" office:date-value="2006-06-01">
            <text:p>Jun 06</text:p>
          </table:table-cell>
          <table:table-cell table:formula="oooc:=17521+688+461" office:value-type="float" office:value="18670">
            <text:p>18670</text:p>
          </table:table-cell>
        </table:table-row>
        <table:table-row table:style-name="ro2">
          <table:table-cell office:value-type="date" office:date-value="2006-07-01">
            <text:p>Jul 06</text:p>
          </table:table-cell>
          <table:table-cell table:formula="oooc:=13933+717" office:value-type="float" office:value="14650">
            <text:p>14650</text:p>
          </table:table-cell>
        </table:table-row>
        <table:table-row table:style-name="ro2">
          <table:table-cell office:value-type="date" office:date-value="2006-08-01">
            <text:p>Aug 06</text:p>
          </table:table-cell>
          <table:table-cell table:formula="oooc:=13686+685" office:value-type="float" office:value="14371">
            <text:p>14371</text:p>
          </table:table-cell>
        </table:table-row>
        <table:table-row table:style-name="ro2">
          <table:table-cell office:value-type="date" office:date-value="2006-09-01">
            <text:p>Sep 06</text:p>
          </table:table-cell>
          <table:table-cell table:formula="oooc:=12790+548" office:value-type="float" office:value="13338">
            <text:p>13338</text:p>
          </table:table-cell>
        </table:table-row>
        <table:table-row table:style-name="ro2">
          <table:table-cell office:value-type="date" office:date-value="2006-10-01">
            <text:p>Okt 06</text:p>
          </table:table-cell>
          <table:table-cell table:formula="oooc:=13930+749" office:value-type="float" office:value="14679">
            <text:p>14679</text:p>
          </table:table-cell>
        </table:table-row>
        <table:table-row table:style-name="ro2">
          <table:table-cell office:value-type="date" office:date-value="2006-11-01">
            <text:p>Nov 06</text:p>
          </table:table-cell>
          <table:table-cell table:formula="oooc:=7586" office:value-type="float" office:value="7586">
            <text:p>7586</text:p>
          </table:table-cell>
        </table:table-row>
        <table:table-row table:style-name="ro2">
          <table:table-cell office:value-type="date" office:date-value="2006-12-01">
            <text:p>Dez 06</text:p>
          </table:table-cell>
          <table:table-cell table:formula="oooc:=5509+3967+651" office:value-type="float" office:value="10127">
            <text:p>10127</text:p>
          </table:table-cell>
        </table:table-row>
        <table:table-row table:style-name="ro2">
          <table:table-cell office:value-type="date" office:date-value="2007-01-01">
            <text:p>Jan 07</text:p>
          </table:table-cell>
          <table:table-cell table:formula="oooc:=33100+4066" office:value-type="float" office:value="37166">
            <text:p>37166</text:p>
          </table:table-cell>
        </table:table-row>
        <table:table-row table:style-name="ro2">
          <table:table-cell office:value-type="date" office:date-value="2007-02-01">
            <text:p>Feb 07</text:p>
          </table:table-cell>
          <table:table-cell table:formula="oooc:=25266+2537" office:value-type="float" office:value="27803">
            <text:p>27803</text:p>
          </table:table-cell>
        </table:table-row>
        <table:table-row table:style-name="ro2">
          <table:table-cell office:value-type="date" office:date-value="2007-03-01">
            <text:p>Mrz 07</text:p>
          </table:table-cell>
          <table:table-cell table:formula="oooc:=26178+3211" office:value-type="float" office:value="29389">
            <text:p>29389</text:p>
          </table:table-cell>
        </table:table-row>
        <table:table-row table:style-name="ro2">
          <table:table-cell office:value-type="date" office:date-value="2007-04-01">
            <text:p>Apr 07</text:p>
          </table:table-cell>
          <table:table-cell table:formula="oooc:=22660+2691" office:value-type="float" office:value="25351">
            <text:p>25351</text:p>
          </table:table-cell>
        </table:table-row>
        <table:table-row table:style-name="ro2">
          <table:table-cell office:value-type="date" office:date-value="2007-05-01">
            <text:p>Mai 07</text:p>
          </table:table-cell>
          <table:table-cell table:formula="oooc:=16462+2913+2520" office:value-type="float" office:value="21895">
            <text:p>21895</text:p>
          </table:table-cell>
        </table:table-row>
        <table:table-row table:style-name="ro2">
          <table:table-cell office:value-type="date" office:date-value="2007-06-01">
            <text:p>Jun 07</text:p>
          </table:table-cell>
          <table:table-cell office:value-type="float" office:value="16142">
            <text:p>16142</text:p>
          </table:table-cell>
        </table:table-row>
        <table:table-row table:style-name="ro2" table:number-rows-repeated="2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raph" table:style-name="ta1" table:print="false">
        <office:forms form:automatic-focus="false" form:apply-design-mode="false"/>
        <table:table-column table:style-name="co3" table:default-cell-style-name="Default"/>
        <table:table-row table:style-name="ro2">
          <table:table-cell>
            <draw:frame table:end-cell-address="Graph.M29" table:end-x="0.304cm" table:end-y="0.188cm" draw:z-index="0" draw:style-name="gr1" svg:width="27.4cm" svg:height="12.094cm" svg:x="0cm" svg:y="0cm">
              <draw:object draw:notify-on-update-of-ranges="Data.A1:Data.B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de" fo:country="DE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date-style style:name="N108">
      <number:month number:textual="true"/>
      <number:text> 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1">01.07.2007</text:date>, <text:time>14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2-10T11:35:56</meta:creation-date>
    <dc:date>2007-07-01T14:59:14</dc:date>
    <dc:language>de-DE</dc:language>
    <meta:editing-cycles>6</meta:editing-cycles>
    <meta:editing-duration>PT26M44S</meta:editing-duration>
    <meta:user-defined meta:name="Info 1"/>
    <meta:user-defined meta:name="Info 2"/>
    <meta:user-defined meta:name="Info 3"/>
    <meta:user-defined meta:name="Info 4"/>
    <meta:document-statistic meta:table-count="2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5.1000003814697pt" style:font-family-asian="'DejaVu Sans'" style:font-family-generic-asian="system" style:font-pitch-asian="variable" style:font-size-asian="25.1000003814697pt" style:font-family-complex="'DejaVu Sans'" style:font-family-generic-complex="system" style:font-pitch-complex="variable" style:font-size-complex="25.1000003814697pt"/>
    </style:style>
    <style:style style:name="ch3" style:family="chart">
      <style:graphic-properties draw:fill="none"/>
      <style:text-properties fo:font-family="'Nimbus Sans L'" style:font-family-generic="swiss" style:font-pitch="variable" fo:font-size="11.6000003814697pt" style:font-family-asian="'DejaVu Sans'" style:font-family-generic-asian="system" style:font-pitch-asian="variable" style:font-size-asian="11.6000003814697pt" style:font-family-complex="'DejaVu Sans'" style:font-family-generic-complex="system" style:font-pitch-complex="variable" style:font-size-complex="11.600000381469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11.6000003814697pt" style:font-family-asian="'DejaVu Sans'" style:font-family-generic-asian="system" style:font-pitch-asian="variable" style:font-size-asian="11.6000003814697pt" style:font-family-complex="'DejaVu Sans'" style:font-family-generic-complex="system" style:font-pitch-complex="variable" style:font-size-complex="11.600000381469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27.401cm" svg:height="13.571cm" chart:class="chart:area" chart:style-name="ch1">
        <chart:title svg:x="4.466cm" svg:y="0.27cm" chart:style-name="ch2">
          <text:p>Number of downloads for "User Tasks" module</text:p>
        </chart:title>
        <chart:legend chart:legend-position="end" svg:x="24.024cm" svg:y="6.395cm" chart:style-name="ch3"/>
        <chart:plot-area chart:style-name="ch4" table:cell-range-address="Data.$A$1:.$B$15" chart:data-source-has-labels="both" chart:table-number-list="0" svg:x="0.548cm" svg:y="1.911cm" svg:width="22.381cm" svg:height="11.39cm">
          <chart:axis chart:dimension="x" chart:name="primary-x" chart:style-name="ch5">
            <chart:categories table:cell-range-address="local-table.A2:.A1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s</text:p>
              </table:table-cell>
            </table:table-row>
          </table:table-header-rows>
          <table:table-rows>
            <table:table-row>
              <table:table-cell office:value-type="string">
                <text:p>Mai 06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Jun 06</text:p>
              </table:table-cell>
              <table:table-cell office:value-type="float" office:value="18670">
                <text:p>18670</text:p>
              </table:table-cell>
            </table:table-row>
            <table:table-row>
              <table:table-cell office:value-type="string">
                <text:p>Jul 06</text:p>
              </table:table-cell>
              <table:table-cell office:value-type="float" office:value="14650">
                <text:p>14650</text:p>
              </table:table-cell>
            </table:table-row>
            <table:table-row>
              <table:table-cell office:value-type="string">
                <text:p>Aug 06</text:p>
              </table:table-cell>
              <table:table-cell office:value-type="float" office:value="14371">
                <text:p>14371</text:p>
              </table:table-cell>
            </table:table-row>
            <table:table-row>
              <table:table-cell office:value-type="string">
                <text:p>Sep 06</text:p>
              </table:table-cell>
              <table:table-cell office:value-type="float" office:value="13338">
                <text:p>13338</text:p>
              </table:table-cell>
            </table:table-row>
            <table:table-row>
              <table:table-cell office:value-type="string">
                <text:p>Okt 06</text:p>
              </table:table-cell>
              <table:table-cell office:value-type="float" office:value="14679">
                <text:p>14679</text:p>
              </table:table-cell>
            </table:table-row>
            <table:table-row>
              <table:table-cell office:value-type="string">
                <text:p>Nov 06</text:p>
              </table:table-cell>
              <table:table-cell office:value-type="float" office:value="7586">
                <text:p>7586</text:p>
              </table:table-cell>
            </table:table-row>
            <table:table-row>
              <table:table-cell office:value-type="string">
                <text:p>Dez 06</text:p>
              </table:table-cell>
              <table:table-cell office:value-type="float" office:value="10127">
                <text:p>10127</text:p>
              </table:table-cell>
            </table:table-row>
            <table:table-row>
              <table:table-cell office:value-type="string">
                <text:p>Jan 07</text:p>
              </table:table-cell>
              <table:table-cell office:value-type="float" office:value="37166">
                <text:p>37166</text:p>
              </table:table-cell>
            </table:table-row>
            <table:table-row>
              <table:table-cell office:value-type="string">
                <text:p>Feb 07</text:p>
              </table:table-cell>
              <table:table-cell office:value-type="float" office:value="27803">
                <text:p>27803</text:p>
              </table:table-cell>
            </table:table-row>
            <table:table-row>
              <table:table-cell office:value-type="string">
                <text:p>Mrz 07</text:p>
              </table:table-cell>
              <table:table-cell office:value-type="float" office:value="29389">
                <text:p>29389</text:p>
              </table:table-cell>
            </table:table-row>
            <table:table-row>
              <table:table-cell office:value-type="string">
                <text:p>Apr 07</text:p>
              </table:table-cell>
              <table:table-cell office:value-type="float" office:value="25351">
                <text:p>25351</text:p>
              </table:table-cell>
            </table:table-row>
            <table:table-row>
              <table:table-cell office:value-type="string">
                <text:p>Mai 07</text:p>
              </table:table-cell>
              <table:table-cell office:value-type="float" office:value="21895">
                <text:p>21895</text:p>
              </table:table-cell>
            </table:table-row>
            <table:table-row>
              <table:table-cell office:value-type="string">
                <text:p>Jun 07</text:p>
              </table:table-cell>
              <table:table-cell office:value-type="float" office:value="16142">
                <text:p>1614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